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text-properties fo:language="ru" fo:country="RU" officeooo:rsid="0028a24b" officeooo:paragraph-rsid="0028a24b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16" style:family="paragraph" style:parent-style-name="Standard">
      <style:text-properties fo:language="ru" fo:country="RU" officeooo:rsid="001f878e" officeooo:paragraph-rsid="001f878e"/>
    </style:style>
    <style:style style:name="P17" style:family="paragraph" style:parent-style-name="Standard">
      <style:text-properties fo:language="en" fo:country="US" officeooo:rsid="001d87cf" officeooo:paragraph-rsid="001d87cf"/>
    </style:style>
    <style:style style:name="P18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19" style:family="paragraph" style:parent-style-name="Standard">
      <style:text-properties officeooo:paragraph-rsid="001d87cf"/>
    </style:style>
    <style:style style:name="P20" style:family="paragraph" style:parent-style-name="Code">
      <style:text-properties fo:language="ru" fo:country="RU" officeooo:rsid="0019de98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fo:language="en" fo:country="US" officeooo:rsid="0007d584" style:font-size-asian="14pt" style:font-size-complex="14pt"/>
    </style:style>
    <style:style style:name="T5" style:family="text">
      <style:text-properties fo:font-size="14pt" fo:language="en" fo:country="US" officeooo:rsid="0032b367" style:font-size-asian="14pt" style:font-size-complex="14pt"/>
    </style:style>
    <style:style style:name="T6" style:family="text">
      <style:text-properties fo:font-size="14pt" fo:language="en" fo:country="US" officeooo:rsid="0037633e" style:font-size-asian="14pt" style:font-size-complex="14pt"/>
    </style:style>
    <style:style style:name="T7" style:family="text">
      <style:text-properties fo:language="ru" fo:country="RU" officeooo:rsid="001d87c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57724"/>
    </style:style>
    <style:style style:name="T10" style:family="text">
      <style:text-properties style:font-name="Times New Roman" fo:font-size="14pt" fo:language="en" fo:country="US" officeooo:rsid="00235d5e" style:font-size-asian="14pt" style:font-size-complex="14pt"/>
    </style:style>
    <style:style style:name="T11" style:family="text">
      <style:text-properties style:font-name="Times New Roman" fo:font-size="14pt" fo:language="en" fo:country="US" officeooo:rsid="002c7378"/>
    </style:style>
    <style:style style:name="T12" style:family="text">
      <style:text-properties style:font-name="Times New Roman" fo:font-size="14pt" fo:language="ru" fo:country="RU" officeooo:rsid="00235d5e" style:font-size-asian="14pt" style:font-size-complex="14pt"/>
    </style:style>
    <style:style style:name="T13" style:family="text">
      <style:text-properties style:font-name="Times New Roman" fo:font-size="14pt" fo:language="ru" fo:country="RU" officeooo:rsid="002c7378"/>
    </style:style>
    <style:style style:name="T14" style:family="text">
      <style:text-properties fo:language="en" fo:country="US" officeooo:rsid="003a8378"/>
    </style:style>
    <style:style style:name="T15" style:family="text">
      <style:text-properties style:text-position="super 58%"/>
    </style:style>
    <style:style style:name="T16" style:family="text">
      <style:text-properties style:text-position="super 58%" fo:language="en" fo:country="US" officeooo:rsid="003a837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6">3</text:span></text:p>
      <text:p text:style-name="P4"><text:span text:style-name="T1">з дисципліни </text:span><text:span text:style-name="T4"><text:s/></text:span><text:span text:style-name="T10"><text:s/></text:span><text:span text:style-name="T12">Численные методы</text:span></text:p>
      <text:p text:style-name="P13"/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3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1"><text:a xlink:type="simple" xlink:href="#__RefHeading___Toc764_1751186770" text:style-name="Index_20_Link" text:visited-style-name="Index_20_Link">Практическая часть<text:tab/>3</text:a></text:p>
          <text:p text:style-name="P21"><text:a xlink:type="simple" xlink:href="#__RefHeading___Toc770_1751186770" text:style-name="Index_20_Link" text:visited-style-name="Index_20_Link">Порядок выполнения работы:<text:tab/>3</text:a></text:p>
          <text:p text:style-name="P21"><text:a xlink:type="simple" xlink:href="#__RefHeading___Toc766_1751186770" text:style-name="Index_20_Link" text:visited-style-name="Index_20_Link">Вывод:<text:tab/>4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P14">Задание:</text:p>
      <text:p text:style-name="P15"><text:span text:style-name="T14">1. </text:span>Совершенные числа. Натуральное число называется совершенным, если оно равно сумме своих делителей, отличных от самого числа. Например, 6 = 1+2+3. Найти все совершенные числа от 1 до 1000000.</text:p>
      <text:p text:style-name="P15"><text:span text:style-name="T14">2.</text:span> Последовательность. Пользователь вводит с клавиатуры натуральное число N, а затем последовательность из N целых чисел. Верно ли, что среди них нет отрицательных?</text:p>
      <text:p text:style-name="P15"><text:span text:style-name="T14">3.</text:span> Табулирование функции. Вывести в виде таблицы значения функции</text:p>
      <text:p text:style-name="P15">f(x) = −2x<text:span text:style-name="T16">2</text:span> − 2x + 1 для x ∈ [−1;0] с шагом h = 0.1. Найти значение аргумента,</text:p>
      <text:p text:style-name="P15">при котором функция достигает наибольшего значения.</text:p>
      <text:p text:style-name="P15">Вывести сообщение вида</text:p>
      <text:p text:style-name="P15">Максимальное значение функции равно ...</text:p>
      <text:p text:style-name="P15">при x = ...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Code">arr_of_perfect_nums = []</text:p>
      <text:p text:style-name="Code"/>
      <text:p text:style-name="Code">for i in range(1, 1000000):</text:p>
      <text:p text:style-name="Code"><text:s text:c="4"/>sum = 0</text:p>
      <text:p text:style-name="Code"><text:s text:c="4"/>for j in range(1, i):</text:p>
      <text:p text:style-name="Code"><text:s text:c="8"/>if i % j == 0:</text:p>
      <text:p text:style-name="Code"><text:s text:c="12"/>sum += j</text:p>
      <text:p text:style-name="Code"><text:s text:c="4"/>if sum == i:</text:p>
      <text:p text:style-name="Code"><text:s text:c="8"/>arr_of_perfect_nums.append(i)</text:p>
      <text:p text:style-name="Code"><text:s text:c="8"/>print(str(i))</text:p>
      <text:p text:style-name="Code"/>
      <text:p text:style-name="Code">print(len(arr_of_perfect_nums))</text:p>
      <text:p text:style-name="Code"/>
      <text:p text:style-name="Code">for i in arr_of_perfect_nums:</text:p>
      <text:p text:style-name="Code"><text:s text:c="4"/>print(str(i))</text:p>
      <text:p text:style-name="P18"/>
      <text:p text:style-name="Standard">Task2:</text:p>
      <text:p text:style-name="Code"><text:soft-page-break/>num = int(input("Enter a Num of nums: "))</text:p>
      <text:p text:style-name="Code">arr_of_nums = []</text:p>
      <text:p text:style-name="Code">for i in range(0, num):</text:p>
      <text:p text:style-name="Code"><text:s text:c="4"/>arr_of_nums.append(int(input("Enter a num: ")))</text:p>
      <text:p text:style-name="Code"/>
      <text:p text:style-name="Code">trigger = False</text:p>
      <text:p text:style-name="Code">for i in arr_of_nums:</text:p>
      <text:p text:style-name="Code"><text:s text:c="4"/>if i &lt; 0:</text:p>
      <text:p text:style-name="Code"><text:s text:c="8"/>trigger = True</text:p>
      <text:p text:style-name="Code">if trigger:</text:p>
      <text:p text:style-name="Code"><text:s text:c="4"/>print("There are negative nums in collection")</text:p>
      <text:p text:style-name="Code">else:</text:p>
      <text:p text:style-name="Code"><text:s text:c="4"/>print("All nums is positive")</text:p>
      <text:p text:style-name="Standard">Task3:</text:p>
      <text:p text:style-name="Code">import math</text:p>
      <text:p text:style-name="Code"># for i in range(-1.0, 0.0, 0.1):</text:p>
      <text:p text:style-name="Code"># <text:s text:c="4"/>print(str(i) + "\t" + "y = " + str((-2.0 * (i ** 2.0) - (2.0*i) + 1.0)))</text:p>
      <text:p text:style-name="Code"/>
      <text:p text:style-name="Code">i = -1.0</text:p>
      <text:p text:style-name="Code">while math.ceil(i) &lt;= 0:</text:p>
      <text:p text:style-name="Code"><text:s text:c="4"/>print(str(i) + "\ty = " + str((-2.0 * (i ** 2.0) - (2.0*i) + 1.0)))</text:p>
      <text:p text:style-name="Code"><text:s text:c="4"/>i += 0.1</text:p>
      <text:p text:style-name="P20"/>
      <text:p text:style-name="Heading"><text:bookmark-start text:name="__RefHeading___Toc766_1751186770"/>Вывод:<text:bookmark-end text:name="__RefHeading___Toc766_1751186770"/></text:p>
      <text:p text:style-name="P19"><text:span text:style-name="T7"><text:tab/>В ходе лабораторной работы получены </text:span><text:span text:style-name="T13">навыки работы с языком </text:span><text:span text:style-name="T11">Python.</text:span></text:p>
      <text:p text:style-name="P17"/>
      <text:p text:style-name="P16"><text:span text:style-name="T8">GitHub: </text:span><text:a xlink:type="simple" xlink:href="https://github.com/bet9nz9/Python" text:style-name="Internet_20_link" text:visited-style-name="Visited_20_Internet_20_Link">https://github.com/bet9nz9/Python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36M57S</meta:editing-duration>
    <meta:editing-cycles>57</meta:editing-cycles>
    <dc:date>2020-10-10T16:24:35.671000000</dc:date>
    <meta:document-statistic meta:table-count="0" meta:image-count="0" meta:object-count="0" meta:page-count="4" meta:paragraph-count="64" meta:word-count="300" meta:character-count="2038" meta:non-whitespace-character-count="1640"/>
  </office:meta>
</office:document-meta>
</file>